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1pt" fo:font-weight="bold" officeooo:rsid="001f7222" officeooo:paragraph-rsid="001f7222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1pt" fo:font-weight="bold" officeooo:rsid="0020d986" officeooo:paragraph-rsid="0020d986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1pt" fo:font-weight="bold" officeooo:rsid="00254a8d" officeooo:paragraph-rsid="00254a8d" style:font-size-asian="11pt" style:font-weight-asian="bold" style:font-size-complex="11pt" style:font-weight-complex="bold"/>
    </style:style>
    <style:style style:name="P4" style:family="paragraph" style:parent-style-name="Standard" style:list-style-name="L1">
      <style:paragraph-properties fo:text-align="justify" style:justify-single-word="false"/>
      <style:text-properties fo:font-size="11pt" fo:font-weight="bold" officeooo:rsid="0026ed75" officeooo:paragraph-rsid="0026ed75" style:font-size-asian="11pt" style:font-weight-asian="bold" style:font-size-complex="11pt" style:font-weight-complex="bold"/>
    </style:style>
    <style:style style:name="P5" style:family="paragraph" style:parent-style-name="Standard" style:list-style-name="L1">
      <style:paragraph-properties fo:text-align="justify" style:justify-single-word="false"/>
      <style:text-properties fo:font-size="11pt" fo:font-weight="bold" officeooo:rsid="0026ed75" officeooo:paragraph-rsid="002ac43b" style:font-size-asian="11pt" style:font-weight-asian="bold" style:font-size-complex="11pt" style:font-weight-complex="bold"/>
    </style:style>
    <style:style style:name="P6" style:family="paragraph" style:parent-style-name="Standard" style:list-style-name="L1">
      <style:paragraph-properties fo:text-align="justify" style:justify-single-word="false"/>
      <style:text-properties fo:font-size="11pt" fo:font-weight="bold" officeooo:rsid="0028c011" officeooo:paragraph-rsid="0028c011" style:font-size-asian="11pt" style:font-weight-asian="bold" style:font-size-complex="11pt" style:font-weight-complex="bold"/>
    </style:style>
    <style:style style:name="P7" style:family="paragraph" style:parent-style-name="Standard" style:list-style-name="L1">
      <style:paragraph-properties fo:text-align="justify" style:justify-single-word="false"/>
      <style:text-properties fo:font-size="11pt" fo:font-weight="bold" officeooo:rsid="002a61ad" officeooo:paragraph-rsid="002a61ad" style:font-size-asian="11pt" style:font-weight-asian="bold" style:font-size-complex="11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6ed75" style:font-weight-asian="normal" style:font-weight-complex="normal"/>
    </style:style>
    <style:style style:name="T3" style:family="text">
      <style:text-properties fo:font-weight="normal" officeooo:rsid="002ac43b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B V</text:p>
      <text:p text:style-name="P1">KESIMPULAN</text:p>
      <text:p text:style-name="P1"/>
      <text:p text:style-name="P2">5.1 Kesimpulan</text:p>
      <text:p text:style-name="P3"><text:tab/><text:span text:style-name="T2">Berdasarkan perancangan dan pembangunan robot vision dengan perangkat RaspberryPi ini dapat diambil kesimpulan yaitu:</text:span></text:p>
      <text:list xml:id="list5970444196027684198" text:style-name="L1">
        <text:list-item>
          <text:p text:style-name="P4"><text:span text:style-name="T1">Robot hasil perancangan dan pembangunan dapat menemukan objek berdasarkan warna yang telah ditetapkan.</text:span></text:p>
        </text:list-item>
        <text:list-item>
          <text:p text:style-name="P6"><text:span text:style-name="T1">Rentang nilai yang dapat digunakan adalah untuk saturasi adalah 87-183, sedangkan untuk value adalah 80-182. Untuk nilai Hue bergantung oleh warna objek,sedangkan untuk objek uji disini yang berwarna biru adalah 100-130.</text:span></text:p>
        </text:list-item>
        <text:list-item>
          <text:p text:style-name="P6"><text:span text:style-name="T1">Posisi jarak terjauh bola uji berdiameter 97.8 mm yang dapat dibaca oleh robot adalah 585 cm</text:span></text:p>
        </text:list-item>
        <text:list-item>
          <text:p text:style-name="P6"><text:span text:style-name="T1">Kecepatan putaran roda yang dapat digunakan adalah minimal 126 rpm pada duty-cycle 20% dan maximal adalah 445 rpm pada duty-cycle 90%</text:span></text:p>
        </text:list-item>
        <text:list-item>
          <text:p text:style-name="P7"><text:span text:style-name="T1">Tingkat pencahayaan minimal adalah 5 lumen karena tingkat pencahayaan sangat berpengaruh terhadap nilai Saturation dan Value.</text:span></text:p>
        </text:list-item>
        <text:list-item>
          <text:p text:style-name="P5"><text:span text:style-name="T1">Robot hasil perancangan dan pembangunan dapat me</text:span><text:span text:style-name="T3">mbedakan warna yang ditetapkan diantara warna-warna lain karena perbedaan rentang nilai Hu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8T17:16:37.643629443</meta:creation-date>
    <dc:date>2015-01-04T20:12:47.437111648</dc:date>
    <meta:editing-duration>PT3H57M55S</meta:editing-duration>
    <meta:editing-cycles>12</meta:editing-cycles>
    <meta:generator>LibreOffice/4.2.3.3$Linux_x86 LibreOffice_project/420m0$Build-3</meta:generator>
    <meta:document-statistic meta:table-count="0" meta:image-count="0" meta:object-count="0" meta:page-count="1" meta:paragraph-count="10" meta:word-count="140" meta:character-count="965" meta:non-whitespace-character-count="840"/>
  </office:meta>
</office:document-meta>
</file>